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text-properties officeooo:paragraph-rsid="0005d204"/>
    </style:style>
    <style:style style:name="P2" style:family="paragraph" style:parent-style-name="Standard">
      <style:text-properties fo:font-size="16pt" fo:font-weight="bold" officeooo:rsid="00042df6" officeooo:paragraph-rsid="00042df6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style:text-underline-style="none" fo:font-weight="normal" officeooo:rsid="0005d204" officeooo:paragraph-rsid="0005d204" fo:background-color="transparent" style:font-size-asian="14pt" style:font-weight-asian="normal" style:font-size-complex="16pt" style:font-weight-complex="normal"/>
    </style:style>
    <style:style style:name="P4" style:family="paragraph" style:parent-style-name="Standard">
      <style:text-properties fo:font-size="16pt" style:text-underline-style="none" fo:font-weight="normal" officeooo:rsid="0005d204" officeooo:paragraph-rsid="0007af7c" fo:background-color="transparent" style:font-size-asian="14pt" style:font-weight-asian="normal" style:font-size-complex="16pt" style:font-weight-complex="normal"/>
    </style:style>
    <style:style style:name="P5" style:family="paragraph" style:parent-style-name="Standard">
      <style:text-properties fo:font-size="16pt" style:text-underline-style="none" fo:font-weight="normal" officeooo:rsid="0007af7c" officeooo:paragraph-rsid="0007af7c" fo:background-color="transparent" style:font-size-asian="14pt" style:font-weight-asian="normal" style:font-size-complex="16pt" style:font-weight-complex="normal"/>
    </style:style>
    <style:style style:name="P6" style:family="paragraph" style:parent-style-name="Standard">
      <style:text-properties fo:font-size="16pt" style:text-underline-style="none" fo:font-weight="normal" officeooo:rsid="0005d204" officeooo:paragraph-rsid="0007cd26" fo:background-color="transparent" style:font-size-asian="14pt" style:font-weight-asian="normal" style:font-size-complex="16pt" style:font-weight-complex="normal"/>
    </style:style>
    <style:style style:name="P7" style:family="paragraph" style:parent-style-name="Standard">
      <style:text-properties fo:font-size="16pt" style:text-underline-style="none" fo:font-weight="normal" officeooo:rsid="0007cd26" officeooo:paragraph-rsid="0007cd26" fo:background-color="transparent" style:font-size-asian="14pt" style:font-weight-asian="normal" style:font-size-complex="16pt" style:font-weight-complex="normal"/>
    </style:style>
    <style:style style:name="T1" style:family="text">
      <style:text-properties style:text-underline-style="none" officeooo:rsid="0010dcd6" fo:background-color="transparent" loext:char-shading-value="0"/>
    </style:style>
    <style:style style:name="T2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3" style:family="text">
      <style:text-properties style:text-underline-style="none" fo:font-weight="normal" officeooo:rsid="0007af7c" fo:background-color="transparent" loext:char-shading-value="0" style:font-weight-asian="normal" style:font-weight-complex="normal"/>
    </style:style>
    <style:style style:name="T4" style:family="text">
      <style:text-properties style:text-underline-style="none" fo:font-weight="normal" officeooo:rsid="0005d204" fo:background-color="transparent" loext:char-shading-value="0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7af7c" style:font-weight-asian="bold" style:font-weight-complex="bold"/>
    </style:style>
    <style:style style:name="T7" style:family="text">
      <style:text-properties officeooo:rsid="0007af7c"/>
    </style:style>
    <style:style style:name="T8" style:family="text">
      <style:text-properties fo:font-weight="bold" officeooo:rsid="002fc0b9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officeooo:rsid="0007af7c" style:font-style-asian="normal" style:font-style-complex="normal"/>
    </style:style>
    <style:style style:name="T11" style:family="text">
      <style:text-properties officeooo:rsid="0005d204"/>
    </style:style>
    <style:style style:name="T12" style:family="text">
      <style:text-properties fo:font-weight="bold" officeooo:rsid="0007cd26" style:font-weight-asian="bold" style:font-weight-complex="bold"/>
    </style:style>
    <style:style style:name="T13" style:family="text">
      <style:text-properties officeooo:rsid="0007cd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Remplir les informations concernant une œuvre</text:h>
      <text:p text:style-name="P2"/>
      <text:p text:style-name="P2"><text:tab/>Description: <text:span text:style-name="T1"><text:s/></text:span><text:span text:style-name="T2">un</text:span><text:span text:style-name="T3">e</text:span><text:span text:style-name="T2"> </text:span><text:span text:style-name="T3">oeuvre</text:span><text:span text:style-name="T2"> </text:span><text:span text:style-name="T4">soumis</text:span><text:span text:style-name="T3">e</text:span><text:span text:style-name="T4"> par un membre subit une modération avant de </text:span><text:span text:style-name="T3">la </text:span><text:span text:style-name="T4">considérer.</text:span></text:p>
      <text:p text:style-name="P3"><text:tab/> <text:span text:style-name="T5">Actuers : </text:span>Bibliothécaire.</text:p>
      <text:p text:style-name="P3"><text:tab/><text:span text:style-name="T6">Contrainte :</text:span><text:span text:style-name="T7"> Il faut être bibliothécaire.</text:span></text:p>
      <text:p text:style-name="P3"><text:tab/> <text:span text:style-name="T8">Étapes </text:span><text:span text:style-name="T8">:</text:span></text:p>
      <text:p text:style-name="P3"><text:tab/></text:p>
      <text:p text:style-name="P3">1. L<text:span text:style-name="T7">e/la </text:span>bibliothécaire <text:span text:style-name="T5">se connecte </text:span><text:span text:style-name="T9">à l’application </text:span><text:span text:style-name="T10">avec son compte (courriel + mdp).</text:span></text:p>
      <text:p text:style-name="P4">2. L<text:span text:style-name="T7">e/la </text:span>bibliothécaire <text:span text:style-name="T6">accède à </text:span><text:span text:style-name="T7">modération.</text:span></text:p>
      <text:p text:style-name="P5">3. <text:s/><text:span text:style-name="T11">L</text:span>e/la <text:span text:style-name="T11">bibliothécaire <text:s/></text:span><text:span text:style-name="T5">accède à </text:span>les oeuvres soumises</text:p>
      <text:p text:style-name="P4"><text:span text:style-name="T7">4</text:span>. L<text:span text:style-name="T7">e/la </text:span>bibliothécaire <text:s/><text:span text:style-name="T6">Ouvre</text:span> l’oeuvre soumise</text:p>
      <text:p text:style-name="P5">5. <text:s/><text:span text:style-name="T11">L</text:span>e/la <text:span text:style-name="T11">bibliothécaire </text:span><text:span text:style-name="T12">Vérifie </text:span><text:span text:style-name="T13">que l’oeuvre ne contient pas du contenu sensible.</text:span></text:p>
      <text:p text:style-name="P6"><text:span text:style-name="T13">6</text:span>. <text:s/>L<text:span text:style-name="T7">e/la </text:span>bibliothécaire <text:span text:style-name="T12">Complète </text:span><text:span text:style-name="T13">les informations clés.</text:span></text:p>
      <text:p text:style-name="P7">7. <text:s/><text:span text:style-name="T11">L</text:span><text:span text:style-name="T7">e/la </text:span><text:span text:style-name="T11">bibliothécaire </text:span><text:span text:style-name="T5">Vérifie </text:span>le status de l’ouevre</text:p>
      <text:p text:style-name="P7">8. <text:s/><text:span text:style-name="T11">L</text:span><text:span text:style-name="T7">e/la </text:span><text:span text:style-name="T11">bibliothécaire </text:span><text:span text:style-name="T5">Saisis </text:span>le status de l’ouevre</text:p>
      <text:p text:style-name="P3"/>
      <text:p text:style-name="P7">Cas d’erreur : l’oeuvre finalement ne passe pas toute les étapes et finalement refusée.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6-21T15:22:33.792164413</meta:creation-date>
    <meta:generator>LibreOffice/25.2.6.2$Linux_X86_64 LibreOffice_project/520$Build-2</meta:generator>
    <dc:date>2025-10-13T15:43:45.906209832</dc:date>
    <meta:editing-duration>PT21M</meta:editing-duration>
    <meta:editing-cycles>3</meta:editing-cycles>
    <meta:document-statistic meta:table-count="0" meta:image-count="0" meta:object-count="0" meta:page-count="1" meta:paragraph-count="15" meta:word-count="113" meta:character-count="780" meta:non-whitespace-character-count="666"/>
  </office:meta>
</office:document-meta>
</file>